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ready Sorted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706767" calcext:value-type="float">
            <text:p>0.00706767</text:p>
          </table:table-cell>
          <table:table-cell office:value-type="float" office:value="0.00375146" calcext:value-type="float">
            <text:p>0.0037514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981962" calcext:value-type="float">
            <text:p>0.00981962</text:p>
          </table:table-cell>
          <table:table-cell office:value-type="float" office:value="0.00604613" calcext:value-type="float">
            <text:p>0.0060461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210786" calcext:value-type="float">
            <text:p>0.0210786</text:p>
          </table:table-cell>
          <table:table-cell office:value-type="float" office:value="0.00525576" calcext:value-type="float">
            <text:p>0.0052557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0.0114799" calcext:value-type="float">
            <text:p>0.011479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2815" calcext:value-type="float">
            <text:p>0.72815</text:p>
          </table:table-cell>
          <table:table-cell office:value-type="float" office:value="0.0227414" calcext:value-type="float">
            <text:p>0.022741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0.0310146" calcext:value-type="float">
            <text:p>0.03101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.1739" calcext:value-type="float">
            <text:p>18.1739</text:p>
          </table:table-cell>
          <table:table-cell office:value-type="float" office:value="0.0973072" calcext:value-type="float">
            <text:p>0.0973072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72.6503" calcext:value-type="float">
            <text:p>72.6503</text:p>
          </table:table-cell>
          <table:table-cell office:value-type="float" office:value="0.189011" calcext:value-type="float">
            <text:p>0.18901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61.897" calcext:value-type="float">
            <text:p>161.897</text:p>
          </table:table-cell>
          <table:table-cell office:value-type="float" office:value="0.298424" calcext:value-type="float">
            <text:p>0.29842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Reverse Order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11667" calcext:value-type="float">
            <text:p>0.0011667</text:p>
          </table:table-cell>
          <table:table-cell office:value-type="float" office:value="0.00111868" calcext:value-type="float">
            <text:p>0.0011186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467504" calcext:value-type="float">
            <text:p>0.00467504</text:p>
          </table:table-cell>
          <table:table-cell office:value-type="float" office:value="0.00197182" calcext:value-type="float">
            <text:p>0.0019718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991813" calcext:value-type="float">
            <text:p>0.00991813</text:p>
          </table:table-cell>
          <table:table-cell office:value-type="float" office:value="0.00272729" calcext:value-type="float">
            <text:p>0.002727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7205" calcext:value-type="float">
            <text:p>0.117205</text:p>
          </table:table-cell>
          <table:table-cell office:value-type="float" office:value="0.00834195" calcext:value-type="float">
            <text:p>0.008341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837609" calcext:value-type="float">
            <text:p>0.00837609</text:p>
          </table:table-cell>
          <table:table-cell office:value-type="float" office:value="0.0179142" calcext:value-type="float">
            <text:p>0.017914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295231" calcext:value-type="float">
            <text:p>0.029523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.3103" calcext:value-type="float">
            <text:p>11.3103</text:p>
          </table:table-cell>
          <table:table-cell office:value-type="float" office:value="0.0942758" calcext:value-type="float">
            <text:p>0.094275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44.376" calcext:value-type="float">
            <text:p>44.376</text:p>
          </table:table-cell>
          <table:table-cell office:value-type="float" office:value="0.198361" calcext:value-type="float">
            <text:p>0.19836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01.037" calcext:value-type="float">
            <text:p>101.037</text:p>
          </table:table-cell>
          <table:table-cell office:value-type="float" office:value="0.282778" calcext:value-type="float">
            <text:p>0.28277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Randomly Filled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192797" calcext:value-type="float">
            <text:p>0.000192797</text:p>
          </table:table-cell>
          <table:table-cell office:value-type="float" office:value="0.00081443" calcext:value-type="float">
            <text:p>0.00081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0497028" calcext:value-type="float">
            <text:p>0.000497028</text:p>
          </table:table-cell>
          <table:table-cell office:value-type="float" office:value="0.00173516" calcext:value-type="float">
            <text:p>0.0017351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070025" calcext:value-type="float">
            <text:p>0.00070025</text:p>
          </table:table-cell>
          <table:table-cell office:value-type="float" office:value="0.00251832" calcext:value-type="float">
            <text:p>0.0025183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295512" calcext:value-type="float">
            <text:p>0.00295512</text:p>
          </table:table-cell>
          <table:table-cell office:value-type="float" office:value="0.00876133" calcext:value-type="float">
            <text:p>0.0087613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837609" calcext:value-type="float">
            <text:p>0.00837609</text:p>
          </table:table-cell>
          <table:table-cell office:value-type="float" office:value="0.0179142" calcext:value-type="float">
            <text:p>0.017914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131495" calcext:value-type="float">
            <text:p>0.0131495</text:p>
          </table:table-cell>
          <table:table-cell office:value-type="float" office:value="0.0331774" calcext:value-type="float">
            <text:p>0.033177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594968" calcext:value-type="float">
            <text:p>0.0594968</text:p>
          </table:table-cell>
          <table:table-cell office:value-type="float" office:value="0.101026" calcext:value-type="float">
            <text:p>0.10102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149339" calcext:value-type="float">
            <text:p>0.149339</text:p>
          </table:table-cell>
          <table:table-cell office:value-type="float" office:value="0.199977" calcext:value-type="float">
            <text:p>0.199977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278728" calcext:value-type="float">
            <text:p>0.278728</text:p>
          </table:table-cell>
          <table:table-cell office:value-type="float" office:value="0.331559" calcext:value-type="float">
            <text:p>0.331559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ultiple Duplicates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863616" calcext:value-type="float">
            <text:p>0.000863616</text:p>
          </table:table-cell>
          <table:table-cell office:value-type="float" office:value="0.00132496" calcext:value-type="float">
            <text:p>0.0013249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283019" calcext:value-type="float">
            <text:p>0.00283019</text:p>
          </table:table-cell>
          <table:table-cell office:value-type="float" office:value="0.00164601" calcext:value-type="float">
            <text:p>0.0016460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413841" calcext:value-type="float">
            <text:p>0.00413841</text:p>
          </table:table-cell>
          <table:table-cell office:value-type="float" office:value="0.0024942" calcext:value-type="float">
            <text:p>0.00249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137945" calcext:value-type="float">
            <text:p>0.0137945</text:p>
          </table:table-cell>
          <table:table-cell office:value-type="float" office:value="0.00846819" calcext:value-type="float">
            <text:p>0.0084681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33765" calcext:value-type="float">
            <text:p>0.033765</text:p>
          </table:table-cell>
          <table:table-cell office:value-type="float" office:value="0.0175316" calcext:value-type="float">
            <text:p>0.0175316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656863" calcext:value-type="float">
            <text:p>0.0656863</text:p>
          </table:table-cell>
          <table:table-cell office:value-type="float" office:value="0.034629" calcext:value-type="float">
            <text:p>0.03462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75942" calcext:value-type="float">
            <text:p>0.275942</text:p>
          </table:table-cell>
          <table:table-cell office:value-type="float" office:value="0.110444" calcext:value-type="float">
            <text:p>0.11044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548064" calcext:value-type="float">
            <text:p>0.548064</text:p>
          </table:table-cell>
          <table:table-cell office:value-type="float" office:value="0.216605" calcext:value-type="float">
            <text:p>0.21660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911901" calcext:value-type="float">
            <text:p>0.911901</text:p>
          </table:table-cell>
          <table:table-cell office:value-type="float" office:value="0.308707" calcext:value-type="float">
            <text:p>0.30870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9:26:17.485597205</meta:creation-date>
    <dc:date>2021-03-10T19:48:17.801603055</dc:date>
    <meta:editing-duration>PT20S</meta:editing-duration>
    <meta:editing-cycles>1</meta:editing-cycles>
    <meta:document-statistic meta:table-count="1" meta:cell-count="124" meta:object-count="0"/>
    <meta:generator>LibreOffice/6.4.6.2$Linux_X86_64 LibreOffice_project/40$Build-2</meta:generator>
  </office:meta>
</office:document-meta>
</file>